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194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style:paragraph-properties fo:text-align="center"/>
    </style:style>
  </office:automatic-styles>
  <office:body>
    <office:spreadsheet>
      <table:table table:name="Hoja1" table:style-name="ta1">
        <table:shapes>
          <draw:frame draw:z-index="0" draw:style-name="gr1" draw:text-style-name="P1" svg:width="15.988cm" svg:height="9.005cm" svg:x="13.924cm" svg:y="0.717cm">
            <draw:object draw:notify-on-update-of-ranges="Hoja1.A1:Hoja1.A1 Hoja1.A2:Hoja1.A7 Hoja1.B1:Hoja1.B1 Hoja1.B2:Hoja1.B7 Hoja1.C1:Hoja1.C1 Hoja1.C2:Hoja1.C7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2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Test</text:p>
          </table:table-cell>
          <table:table-cell office:value-type="string" calcext:value-type="string">
            <text:p>Gauss</text:p>
          </table:table-cell>
          <table:table-cell office:value-type="string" calcext:value-type="string">
            <text:p>Sherman Morrison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294.245" calcext:value-type="float">
            <text:p>294,245</text:p>
          </table:table-cell>
          <table:table-cell office:value-type="float" office:value="66.358" calcext:value-type="float">
            <text:p>66,358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65.631" calcext:value-type="float">
            <text:p>65,631</text:p>
          </table:table-cell>
          <table:table-cell office:value-type="float" office:value="11.927" calcext:value-type="float">
            <text:p>11,927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65.804" calcext:value-type="float">
            <text:p>65,804</text:p>
          </table:table-cell>
          <table:table-cell office:value-type="float" office:value="12.057" calcext:value-type="float">
            <text:p>12,05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292.904" calcext:value-type="float">
            <text:p>292,904</text:p>
          </table:table-cell>
          <table:table-cell office:value-type="float" office:value="51.268" calcext:value-type="float">
            <text:p>51,268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540.234" calcext:value-type="float">
            <text:p>540,234</text:p>
          </table:table-cell>
          <table:table-cell office:value-type="float" office:value="91.344" calcext:value-type="float">
            <text:p>91,34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2268.584" calcext:value-type="float">
            <text:p>2268,584</text:p>
          </table:table-cell>
          <table:table-cell office:value-type="float" office:value="356.571" calcext:value-type="float">
            <text:p>356,571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42489.631" calcext:value-type="float">
            <text:p>42489,631</text:p>
          </table:table-cell>
          <table:table-cell office:value-type="float" office:value="40462.093" calcext:value-type="float">
            <text:p>40462,093</text:p>
          </table:table-cell>
        </table:table-row>
        <table:table-row table:style-name="ro2" table:number-rows-repeated="3">
          <table:table-cell table:number-columns-repeated="3"/>
        </table:table-row>
        <table:table-row table:style-name="ro1">
          <table:table-cell table:number-columns-repeated="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AR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f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AR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AR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Gaston </meta:initial-creator>
    <meta:creation-date>2015-04-09T00:28:34.430633486</meta:creation-date>
    <dc:date>2015-04-09T00:39:49.578587988</dc:date>
    <dc:creator>Gaston </dc:creator>
    <meta:editing-duration>P0D</meta:editing-duration>
    <meta:editing-cycles>1</meta:editing-cycles>
    <meta:document-statistic meta:table-count="1" meta:cell-count="24" meta:object-count="1"/>
    <meta:generator>LibreOffice/4.1.3.2$Linux_X86_64 LibreOffice_project/4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9cm" svg:height="9.006cm" xlink:href=".." xlink:type="simple" chart:class="chart:bar" chart:style-name="ch1">
        <chart:legend chart:legend-position="end" svg:x="12.429cm" svg:y="3.955cm" style:legend-expansion="high" chart:style-name="ch2"/>
        <chart:plot-area chart:style-name="ch3" table:cell-range-address="Hoja1.A1:Hoja1.C7" chart:data-source-has-labels="both" svg:x="0.769cm" svg:y="0.855cm" svg:width="11.022cm" svg:height="7.551cm">
          <chartooo:coordinate-region svg:x="1.761cm" svg:y="1.054cm" svg:width="10.03cm" svg:height="6.705cm"/>
          <chart:axis chart:dimension="x" chart:name="primary-x" chart:style-name="ch4" chartooo:axis-type="auto">
            <chartooo:date-scale/>
            <chart:categories table:cell-range-address="Hoja1.A2:Hoja1.A7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Hoja1.B2:Hoja1.B7" chart:label-cell-address="Hoja1.B1:Hoja1.B1" chart:class="chart:bar">
            <chart:data-point chart:repeated="6"/>
          </chart:series>
          <chart:series chart:style-name="ch8" chart:values-cell-range-address="Hoja1.C2:Hoja1.C7" chart:label-cell-address="Hoja1.C1:Hoja1.C1" chart:class="chart:bar">
            <chart:data-point chart:repeated="6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Gauss</text:p>
                <draw:g>
                  <svg:desc>Hoja1.B1:Hoja1.B1</svg:desc>
                </draw:g>
              </table:table-cell>
              <table:table-cell office:value-type="string">
                <text:p>Sherman Morrison</text:p>
                <draw:g>
                  <svg:desc>Hoja1.C1:Hoja1.C1</svg:desc>
                </draw:g>
              </table:table-cell>
            </table:table-row>
          </table:table-header-rows>
          <table:table-rows>
            <table:table-row>
              <table:table-cell office:value-type="float" office:value="1">
                <text:p/>
                <draw:g>
                  <svg:desc>Hoja1.A2:Hoja1.A7</svg:desc>
                </draw:g>
              </table:table-cell>
              <table:table-cell office:value-type="float" office:value="294.245">
                <text:p>294.245</text:p>
                <draw:g>
                  <svg:desc>Hoja1.B2:Hoja1.B7</svg:desc>
                </draw:g>
              </table:table-cell>
              <table:table-cell office:value-type="float" office:value="66.358">
                <text:p>66.358</text:p>
                <draw:g>
                  <svg:desc>Hoja1.C2:Hoja1.C7</svg:desc>
                </draw:g>
              </table:table-cell>
            </table:table-row>
            <table:table-row>
              <table:table-cell office:value-type="float" office:value="2">
                <text:p/>
              </table:table-cell>
              <table:table-cell office:value-type="float" office:value="65.631">
                <text:p>65.631</text:p>
              </table:table-cell>
              <table:table-cell office:value-type="float" office:value="11.927">
                <text:p>11.927</text:p>
              </table:table-cell>
            </table:table-row>
            <table:table-row>
              <table:table-cell office:value-type="float" office:value="3">
                <text:p/>
              </table:table-cell>
              <table:table-cell office:value-type="float" office:value="65.804">
                <text:p>65.804</text:p>
              </table:table-cell>
              <table:table-cell office:value-type="float" office:value="12.057">
                <text:p>12.057</text:p>
              </table:table-cell>
            </table:table-row>
            <table:table-row>
              <table:table-cell office:value-type="float" office:value="4">
                <text:p/>
              </table:table-cell>
              <table:table-cell office:value-type="float" office:value="292.904">
                <text:p>292.904</text:p>
              </table:table-cell>
              <table:table-cell office:value-type="float" office:value="51.268">
                <text:p>51.268</text:p>
              </table:table-cell>
            </table:table-row>
            <table:table-row>
              <table:table-cell office:value-type="float" office:value="5">
                <text:p>10</text:p>
              </table:table-cell>
              <table:table-cell office:value-type="float" office:value="540.234">
                <text:p>540.234</text:p>
              </table:table-cell>
              <table:table-cell office:value-type="float" office:value="91.344">
                <text:p>91.344</text:p>
              </table:table-cell>
            </table:table-row>
            <table:table-row>
              <table:table-cell office:value-type="float" office:value="6">
                <text:p>10</text:p>
              </table:table-cell>
              <table:table-cell office:value-type="float" office:value="2268.584">
                <text:p>2268.584</text:p>
              </table:table-cell>
              <table:table-cell office:value-type="float" office:value="356.571">
                <text:p>356.57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1.3.2$Linux_X86_64 LibreOffice_project/4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css3t="http://www.w3.org/TR/css3-text/" office:version="1.2">
  <office:styles/>
</office:document-styles>
</file>